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9236in"/>
    </style:style>
    <style:style style:name="TableColumn3" style:family="table-column">
      <style:table-column-properties style:column-width="1.6701in"/>
    </style:style>
    <style:style style:name="TableColumn4" style:family="table-column">
      <style:table-column-properties style:column-width="1.6673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D9D9D9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/>
      <style:text-properties fo:font-weight="bold" style:font-weight-asian="bold" fo:font-size="18pt" style:font-size-asian="18pt" style:font-size-complex="18pt"/>
    </style:style>
    <style:style style:name="TableRow8" style:family="table-row">
      <style:table-row-properties/>
    </style:style>
    <style:style style:name="TableCell9" style:family="table-cell">
      <style:table-cell-properties fo:border="0.0069in solid #D9D9D9" style:writing-mode="lr-tb" fo:padding-top="0in" fo:padding-left="0.075in" fo:padding-bottom="0in" fo:padding-right="0.075in"/>
    </style:style>
    <style:style style:name="TableRow10" style:family="table-row">
      <style:table-row-properties/>
    </style:style>
    <style:style style:name="TableCell11" style:family="table-cell">
      <style:table-cell-properties fo:border="0.0069in solid #D9D9D9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D9D9D9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7" style:family="table-cell">
      <style:table-cell-properties fo:border="0.0069in solid #D9D9D9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language-asian="en" style:country-asian="GB"/>
    </style:style>
    <style:style style:name="TableRow19" style:family="table-row">
      <style:table-row-properties/>
    </style:style>
    <style:style style:name="TableCell20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1" style:family="table-cell">
      <style:table-cell-properties fo:border="0.0069in solid #D9D9D9" style:writing-mode="lr-tb" fo:padding-top="0in" fo:padding-left="0.075in" fo:padding-bottom="0in" fo:padding-right="0.075in"/>
    </style:style>
    <style:style style:name="T22" style:parent-style-name="DefaultParagraphFont" style:family="text">
      <style:text-properties style:language-asian="en" style:country-asian="GB"/>
    </style:style>
    <style:style style:name="TableRow23" style:family="table-row">
      <style:table-row-properties/>
    </style:style>
    <style:style style:name="TableCell24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5" style:family="table-cell">
      <style:table-cell-properties fo:border="0.0069in solid #D9D9D9" style:writing-mode="lr-tb" fo:padding-top="0in" fo:padding-left="0.075in" fo:padding-bottom="0in" fo:padding-right="0.075in"/>
    </style:style>
    <style:style style:name="T26" style:parent-style-name="DefaultParagraphFont" style:family="text">
      <style:text-properties style:language-asian="en" style:country-asian="GB"/>
    </style:style>
    <style:style style:name="TableRow27" style:family="table-row">
      <style:table-row-properties/>
    </style:style>
    <style:style style:name="TableCell28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9" style:family="table-cell">
      <style:table-cell-properties fo:border="0.0069in solid #D9D9D9" style:writing-mode="lr-tb" fo:padding-top="0in" fo:padding-left="0.075in" fo:padding-bottom="0in" fo:padding-right="0.075in"/>
    </style:style>
    <style:style style:name="T30" style:parent-style-name="DefaultParagraphFont" style:family="text">
      <style:text-properties style:language-asian="en" style:country-asian="GB"/>
    </style:style>
    <style:style style:name="TableRow31" style:family="table-row">
      <style:table-row-properties/>
    </style:style>
    <style:style style:name="TableCell32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33" style:family="table-cell">
      <style:table-cell-properties fo:border="0.0069in solid #D9D9D9" style:writing-mode="lr-tb" fo:padding-top="0in" fo:padding-left="0.075in" fo:padding-bottom="0in" fo:padding-right="0.075in"/>
    </style:style>
    <style:style style:name="T34" style:parent-style-name="DefaultParagraphFont" style:family="text">
      <style:text-properties style:language-asian="en" style:country-asian="GB"/>
    </style:style>
    <style:style style:name="TableRow35" style:family="table-row">
      <style:table-row-properties/>
    </style:style>
    <style:style style:name="TableCell36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37" style:family="table-cell">
      <style:table-cell-properties fo:border="0.0069in solid #D9D9D9" style:writing-mode="lr-tb" fo:padding-top="0in" fo:padding-left="0.075in" fo:padding-bottom="0in" fo:padding-right="0.075in"/>
    </style:style>
    <style:style style:name="T38" style:parent-style-name="DefaultParagraphFont" style:family="text">
      <style:text-properties style:language-asian="en" style:country-asian="GB"/>
    </style:style>
    <style:style style:name="TableRow39" style:family="table-row">
      <style:table-row-properties/>
    </style:style>
    <style:style style:name="TableCell40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41" style:family="table-cell">
      <style:table-cell-properties fo:border="0.0069in solid #D9D9D9" style:writing-mode="lr-tb" fo:padding-top="0in" fo:padding-left="0.075in" fo:padding-bottom="0in" fo:padding-right="0.075in"/>
    </style:style>
    <style:style style:name="T42" style:parent-style-name="DefaultParagraphFont" style:family="text">
      <style:text-properties style:language-asian="en" style:country-asian="GB"/>
    </style:style>
    <style:style style:name="TableRow43" style:family="table-row">
      <style:table-row-properties/>
    </style:style>
    <style:style style:name="TableCell44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45" style:family="table-cell">
      <style:table-cell-properties fo:border="0.0069in solid #D9D9D9" style:writing-mode="lr-tb" fo:padding-top="0in" fo:padding-left="0.075in" fo:padding-bottom="0in" fo:padding-right="0.075in"/>
    </style:style>
    <style:style style:name="T46" style:parent-style-name="DefaultParagraphFont" style:family="text">
      <style:text-properties style:language-asian="en" style:country-asian="GB"/>
    </style:style>
    <style:style style:name="TableRow47" style:family="table-row">
      <style:table-row-properties/>
    </style:style>
    <style:style style:name="TableCell48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49" style:family="table-cell">
      <style:table-cell-properties fo:border="0.0069in solid #D9D9D9" style:writing-mode="lr-tb" fo:padding-top="0in" fo:padding-left="0.075in" fo:padding-bottom="0in" fo:padding-right="0.075in"/>
    </style:style>
    <style:style style:name="T50" style:parent-style-name="DefaultParagraphFont" style:family="text">
      <style:text-properties style:language-asian="en" style:country-asian="GB"/>
    </style:style>
    <style:style style:name="TableRow51" style:family="table-row">
      <style:table-row-properties/>
    </style:style>
    <style:style style:name="TableCell52" style:family="table-cell">
      <style:table-cell-properties fo:border="0.0069in solid #D9D9D9" style:writing-mode="lr-tb" fo:padding-top="0in" fo:padding-left="0.075in" fo:padding-bottom="0in" fo:padding-right="0.075in"/>
    </style:style>
    <style:style style:name="TableRow53" style:family="table-row">
      <style:table-row-properties/>
    </style:style>
    <style:style style:name="TableCell54" style:family="table-cell">
      <style:table-cell-properties fo:border="0.0069in solid #D9D9D9" style:writing-mode="lr-tb" fo:padding-top="0in" fo:padding-left="0.075in" fo:padding-bottom="0in" fo:padding-right="0.075in"/>
    </style:style>
    <style:style style:name="P55" style:parent-style-name="Normal" style:family="paragraph">
      <style:text-properties fo:font-weight="bold" style:font-weight-asian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58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59" style:family="table-cell">
      <style:table-cell-properties fo:border="0.0069in solid #D9D9D9" style:writing-mode="lr-tb" fo:padding-top="0in" fo:padding-left="0.075in" fo:padding-bottom="0in" fo:padding-right="0.075in"/>
    </style:style>
    <style:style style:name="TableRow60" style:family="table-row">
      <style:table-row-properties/>
    </style:style>
    <style:style style:name="TableCell61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62" style:family="table-cell">
      <style:table-cell-properties fo:border="0.0069in solid #D9D9D9" style:writing-mode="lr-tb" fo:padding-top="0in" fo:padding-left="0.075in" fo:padding-bottom="0in" fo:padding-right="0.075in"/>
    </style:style>
    <style:style style:name="T63" style:parent-style-name="DefaultParagraphFont" style:family="text">
      <style:text-properties style:language-asian="en" style:country-asian="GB"/>
    </style:style>
    <style:style style:name="TableCell64" style:family="table-cell">
      <style:table-cell-properties fo:border="0.0069in solid #D9D9D9" style:writing-mode="lr-tb" fo:padding-top="0in" fo:padding-left="0.075in" fo:padding-bottom="0in" fo:padding-right="0.075in"/>
    </style:style>
    <style:style style:name="T65" style:parent-style-name="DefaultParagraphFont" style:family="text">
      <style:text-properties style:language-asian="en" style:country-asian="GB"/>
    </style:style>
    <style:style style:name="TableRow66" style:family="table-row">
      <style:table-row-properties/>
    </style:style>
    <style:style style:name="TableCell67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68" style:family="table-cell">
      <style:table-cell-properties fo:border="0.0069in solid #D9D9D9" style:writing-mode="lr-tb" fo:padding-top="0in" fo:padding-left="0.075in" fo:padding-bottom="0in" fo:padding-right="0.075in"/>
    </style:style>
    <style:style style:name="T69" style:parent-style-name="DefaultParagraphFont" style:family="text">
      <style:text-properties style:language-asian="en" style:country-asian="GB"/>
    </style:style>
    <style:style style:name="TableCell70" style:family="table-cell">
      <style:table-cell-properties fo:border="0.0069in solid #D9D9D9" style:writing-mode="lr-tb" fo:padding-top="0in" fo:padding-left="0.075in" fo:padding-bottom="0in" fo:padding-right="0.075in"/>
    </style:style>
    <style:style style:name="T71" style:parent-style-name="DefaultParagraphFont" style:family="text">
      <style:text-properties style:language-asian="en" style:country-asian="GB"/>
    </style:style>
    <style:style style:name="TableRow72" style:family="table-row">
      <style:table-row-properties/>
    </style:style>
    <style:style style:name="TableCell73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74" style:family="table-cell">
      <style:table-cell-properties fo:border="0.0069in solid #D9D9D9" style:writing-mode="lr-tb" fo:padding-top="0in" fo:padding-left="0.075in" fo:padding-bottom="0in" fo:padding-right="0.075in"/>
    </style:style>
    <style:style style:name="T75" style:parent-style-name="DefaultParagraphFont" style:family="text">
      <style:text-properties style:language-asian="en" style:country-asian="GB"/>
    </style:style>
    <style:style style:name="TableCell76" style:family="table-cell">
      <style:table-cell-properties fo:border="0.0069in solid #D9D9D9" style:writing-mode="lr-tb" fo:padding-top="0in" fo:padding-left="0.075in" fo:padding-bottom="0in" fo:padding-right="0.075in"/>
    </style:style>
    <style:style style:name="T77" style:parent-style-name="DefaultParagraphFont" style:family="text">
      <style:text-properties style:language-asian="en" style:country-asian="GB"/>
    </style:style>
    <style:style style:name="TableRow78" style:family="table-row">
      <style:table-row-properties/>
    </style:style>
    <style:style style:name="TableCell79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80" style:family="table-cell">
      <style:table-cell-properties fo:border="0.0069in solid #D9D9D9" style:writing-mode="lr-tb" fo:padding-top="0in" fo:padding-left="0.075in" fo:padding-bottom="0in" fo:padding-right="0.075in"/>
    </style:style>
    <style:style style:name="T81" style:parent-style-name="DefaultParagraphFont" style:family="text">
      <style:text-properties style:language-asian="en" style:country-asian="GB"/>
    </style:style>
    <style:style style:name="TableCell82" style:family="table-cell">
      <style:table-cell-properties fo:border="0.0069in solid #D9D9D9" style:writing-mode="lr-tb" fo:padding-top="0in" fo:padding-left="0.075in" fo:padding-bottom="0in" fo:padding-right="0.075in"/>
    </style:style>
    <style:style style:name="T83" style:parent-style-name="DefaultParagraphFont" style:family="text">
      <style:text-properties style:language-asian="en" style:country-asian="GB"/>
    </style:style>
    <style:style style:name="TableRow84" style:family="table-row">
      <style:table-row-properties/>
    </style:style>
    <style:style style:name="TableCell85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86" style:family="table-cell">
      <style:table-cell-properties fo:border="0.0069in solid #D9D9D9" style:writing-mode="lr-tb" fo:padding-top="0in" fo:padding-left="0.075in" fo:padding-bottom="0in" fo:padding-right="0.075in"/>
    </style:style>
    <style:style style:name="T87" style:parent-style-name="DefaultParagraphFont" style:family="text">
      <style:text-properties style:language-asian="en" style:country-asian="GB"/>
    </style:style>
    <style:style style:name="TableCell88" style:family="table-cell">
      <style:table-cell-properties fo:border="0.0069in solid #D9D9D9" style:writing-mode="lr-tb" fo:padding-top="0in" fo:padding-left="0.075in" fo:padding-bottom="0in" fo:padding-right="0.075in"/>
    </style:style>
    <style:style style:name="T89" style:parent-style-name="DefaultParagraphFont" style:family="text">
      <style:text-properties style:language-asian="en" style:country-asian="GB"/>
    </style:style>
    <style:style style:name="TableRow90" style:family="table-row">
      <style:table-row-properties/>
    </style:style>
    <style:style style:name="TableCell91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92" style:family="table-cell">
      <style:table-cell-properties fo:border="0.0069in solid #D9D9D9" style:writing-mode="lr-tb" fo:padding-top="0in" fo:padding-left="0.075in" fo:padding-bottom="0in" fo:padding-right="0.075in"/>
    </style:style>
    <style:style style:name="T93" style:parent-style-name="DefaultParagraphFont" style:family="text">
      <style:text-properties style:language-asian="en" style:country-asian="GB"/>
    </style:style>
    <style:style style:name="TableCell94" style:family="table-cell">
      <style:table-cell-properties fo:border="0.0069in solid #D9D9D9" style:writing-mode="lr-tb" fo:padding-top="0in" fo:padding-left="0.075in" fo:padding-bottom="0in" fo:padding-right="0.075in"/>
    </style:style>
    <style:style style:name="T95" style:parent-style-name="DefaultParagraphFont" style:family="text">
      <style:text-properties style:language-asian="en" style:country-asian="GB"/>
    </style:style>
    <style:style style:name="TableRow96" style:family="table-row">
      <style:table-row-properties/>
    </style:style>
    <style:style style:name="TableCell97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98" style:family="table-cell">
      <style:table-cell-properties fo:border="0.0069in solid #D9D9D9" style:writing-mode="lr-tb" fo:padding-top="0in" fo:padding-left="0.075in" fo:padding-bottom="0in" fo:padding-right="0.075in"/>
    </style:style>
    <style:style style:name="T99" style:parent-style-name="DefaultParagraphFont" style:family="text">
      <style:text-properties style:language-asian="en" style:country-asian="GB"/>
    </style:style>
    <style:style style:name="TableCell100" style:family="table-cell">
      <style:table-cell-properties fo:border="0.0069in solid #D9D9D9" style:writing-mode="lr-tb" fo:padding-top="0in" fo:padding-left="0.075in" fo:padding-bottom="0in" fo:padding-right="0.075in"/>
    </style:style>
    <style:style style:name="T101" style:parent-style-name="DefaultParagraphFont" style:family="text">
      <style:text-properties style:language-asian="en" style:country-asian="GB"/>
    </style:style>
    <style:style style:name="TableRow102" style:family="table-row">
      <style:table-row-properties/>
    </style:style>
    <style:style style:name="TableCell103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D9D9D9" style:writing-mode="lr-tb" fo:padding-top="0in" fo:padding-left="0.075in" fo:padding-bottom="0in" fo:padding-right="0.075in"/>
    </style:style>
    <style:style style:name="T105" style:parent-style-name="DefaultParagraphFont" style:family="text">
      <style:text-properties style:language-asian="en" style:country-asian="GB"/>
    </style:style>
    <style:style style:name="TableCell106" style:family="table-cell">
      <style:table-cell-properties fo:border="0.0069in solid #D9D9D9" style:writing-mode="lr-tb" fo:padding-top="0in" fo:padding-left="0.075in" fo:padding-bottom="0in" fo:padding-right="0.075in"/>
    </style:style>
    <style:style style:name="T107" style:parent-style-name="DefaultParagraphFont" style:family="text">
      <style:text-properties style:language-asian="en" style:country-asian="GB"/>
    </style:style>
    <style:style style:name="TableRow108" style:family="table-row">
      <style:table-row-properties/>
    </style:style>
    <style:style style:name="TableCell109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D9D9D9" style:writing-mode="lr-tb" fo:padding-top="0in" fo:padding-left="0.075in" fo:padding-bottom="0in" fo:padding-right="0.075in"/>
    </style:style>
    <style:style style:name="T111" style:parent-style-name="DefaultParagraphFont" style:family="text">
      <style:text-properties style:language-asian="en" style:country-asian="GB"/>
    </style:style>
    <style:style style:name="TableCell112" style:family="table-cell">
      <style:table-cell-properties fo:border="0.0069in solid #D9D9D9" style:writing-mode="lr-tb" fo:padding-top="0in" fo:padding-left="0.075in" fo:padding-bottom="0in" fo:padding-right="0.075in"/>
    </style:style>
    <style:style style:name="T113" style:parent-style-name="DefaultParagraphFont" style:family="text">
      <style:text-properties style:language-asian="en" style:country-asian="GB"/>
    </style:style>
    <style:style style:name="TableRow114" style:family="table-row">
      <style:table-row-properties/>
    </style:style>
    <style:style style:name="TableCell115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16" style:family="table-cell">
      <style:table-cell-properties fo:border="0.0069in solid #D9D9D9" style:writing-mode="lr-tb" fo:padding-top="0in" fo:padding-left="0.075in" fo:padding-bottom="0in" fo:padding-right="0.075in"/>
    </style:style>
    <style:style style:name="T117" style:parent-style-name="DefaultParagraphFont" style:family="text">
      <style:text-properties style:language-asian="en" style:country-asian="GB"/>
    </style:style>
    <style:style style:name="TableCell118" style:family="table-cell">
      <style:table-cell-properties fo:border="0.0069in solid #D9D9D9" style:writing-mode="lr-tb" fo:padding-top="0in" fo:padding-left="0.075in" fo:padding-bottom="0in" fo:padding-right="0.075in"/>
    </style:style>
    <style:style style:name="T119" style:parent-style-name="DefaultParagraphFont" style:family="text">
      <style:text-properties style:language-asian="en" style:country-asian="GB"/>
    </style:style>
    <style:style style:name="TableRow120" style:family="table-row">
      <style:table-row-properties/>
    </style:style>
    <style:style style:name="TableCell121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D9D9D9" style:writing-mode="lr-tb" fo:padding-top="0in" fo:padding-left="0.075in" fo:padding-bottom="0in" fo:padding-right="0.075in"/>
    </style:style>
    <style:style style:name="T123" style:parent-style-name="DefaultParagraphFont" style:family="text">
      <style:text-properties style:language-asian="en" style:country-asian="GB"/>
    </style:style>
    <style:style style:name="TableCell124" style:family="table-cell">
      <style:table-cell-properties fo:border="0.0069in solid #D9D9D9" style:writing-mode="lr-tb" fo:padding-top="0in" fo:padding-left="0.075in" fo:padding-bottom="0in" fo:padding-right="0.075in"/>
    </style:style>
    <style:style style:name="T125" style:parent-style-name="DefaultParagraphFont" style:family="text">
      <style:text-properties style:language-asian="en" style:country-asian="GB"/>
    </style:style>
    <style:style style:name="TableRow126" style:family="table-row">
      <style:table-row-properties/>
    </style:style>
    <style:style style:name="TableCell127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D9D9D9" style:writing-mode="lr-tb" fo:padding-top="0in" fo:padding-left="0.075in" fo:padding-bottom="0in" fo:padding-right="0.075in"/>
    </style:style>
    <style:style style:name="T129" style:parent-style-name="DefaultParagraphFont" style:family="text">
      <style:text-properties style:language-asian="en" style:country-asian="GB"/>
    </style:style>
    <style:style style:name="TableCell130" style:family="table-cell">
      <style:table-cell-properties fo:border="0.0069in solid #D9D9D9" style:writing-mode="lr-tb" fo:padding-top="0in" fo:padding-left="0.075in" fo:padding-bottom="0in" fo:padding-right="0.075in"/>
    </style:style>
    <style:style style:name="T131" style:parent-style-name="DefaultParagraphFont" style:family="text">
      <style:text-properties style:language-asian="en" style:country-asian="GB"/>
    </style:style>
    <style:style style:name="TableRow132" style:family="table-row">
      <style:table-row-properties/>
    </style:style>
    <style:style style:name="TableCell133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D9D9D9" style:writing-mode="lr-tb" fo:padding-top="0in" fo:padding-left="0.075in" fo:padding-bottom="0in" fo:padding-right="0.075in"/>
    </style:style>
    <style:style style:name="T135" style:parent-style-name="DefaultParagraphFont" style:family="text">
      <style:text-properties style:language-asian="en" style:country-asian="GB"/>
    </style:style>
    <style:style style:name="TableCell136" style:family="table-cell">
      <style:table-cell-properties fo:border="0.0069in solid #D9D9D9" style:writing-mode="lr-tb" fo:padding-top="0in" fo:padding-left="0.075in" fo:padding-bottom="0in" fo:padding-right="0.075in"/>
    </style:style>
    <style:style style:name="T137" style:parent-style-name="DefaultParagraphFont" style:family="text">
      <style:text-properties style:language-asian="en" style:country-asian="GB"/>
    </style:style>
    <style:style style:name="TableRow138" style:family="table-row">
      <style:table-row-properties/>
    </style:style>
    <style:style style:name="TableCell139" style:family="table-cell">
      <style:table-cell-properties fo:border="0.0069in solid #D9D9D9" style:writing-mode="lr-tb" fo:padding-top="0in" fo:padding-left="0.075in" fo:padding-bottom="0in" fo:padding-right="0.075in"/>
    </style:style>
    <style:style style:name="TableRow140" style:family="table-row">
      <style:table-row-properties/>
    </style:style>
    <style:style style:name="TableCell141" style:family="table-cell">
      <style:table-cell-properties fo:border="0.0069in solid #D9D9D9" style:writing-mode="lr-tb" fo:padding-top="0in" fo:padding-left="0.075in" fo:padding-bottom="0in" fo:padding-right="0.075in"/>
    </style:style>
    <style:style style:name="P142" style:parent-style-name="Normal" style:family="paragraph">
      <style:text-properties fo:font-weight="bold" style:font-weight-asian="bold"/>
    </style:style>
    <style:style style:name="TableRow143" style:family="table-row">
      <style:table-row-properties/>
    </style:style>
    <style:style style:name="TableCell144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D9D9D9" style:writing-mode="lr-tb" fo:padding-top="0in" fo:padding-left="0.075in" fo:padding-bottom="0in" fo:padding-right="0.075in"/>
    </style:style>
    <style:style style:name="T146" style:parent-style-name="DefaultParagraphFont" style:family="text">
      <style:text-properties style:language-asian="en" style:country-asian="GB"/>
    </style:style>
    <style:style style:name="TableRow147" style:family="table-row">
      <style:table-row-properties/>
    </style:style>
    <style:style style:name="TableCell148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49" style:family="table-cell">
      <style:table-cell-properties fo:border="0.0069in solid #D9D9D9" style:writing-mode="lr-tb" fo:padding-top="0in" fo:padding-left="0.075in" fo:padding-bottom="0in" fo:padding-right="0.075in"/>
    </style:style>
    <style:style style:name="T150" style:parent-style-name="DefaultParagraphFont" style:family="text">
      <style:text-properties style:language-asian="en" style:country-asian="GB"/>
    </style:style>
    <style:style style:name="TableRow151" style:family="table-row">
      <style:table-row-properties/>
    </style:style>
    <style:style style:name="TableCell152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D9D9D9" style:writing-mode="lr-tb" fo:padding-top="0in" fo:padding-left="0.075in" fo:padding-bottom="0in" fo:padding-right="0.075in"/>
    </style:style>
    <style:style style:name="T154" style:parent-style-name="DefaultParagraphFont" style:family="text">
      <style:text-properties style:language-asian="en" style:country-asian="GB"/>
    </style:style>
    <style:style style:name="TableRow155" style:family="table-row">
      <style:table-row-properties/>
    </style:style>
    <style:style style:name="TableCell156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57" style:family="table-cell">
      <style:table-cell-properties fo:border="0.0069in solid #D9D9D9" style:writing-mode="lr-tb" fo:padding-top="0in" fo:padding-left="0.075in" fo:padding-bottom="0in" fo:padding-right="0.075in"/>
    </style:style>
    <style:style style:name="T158" style:parent-style-name="DefaultParagraphFont" style:family="text">
      <style:text-properties style:language-asian="en" style:country-asian="GB"/>
    </style:style>
    <style:style style:name="TableRow159" style:family="table-row">
      <style:table-row-properties/>
    </style:style>
    <style:style style:name="TableCell160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61" style:family="table-cell">
      <style:table-cell-properties fo:border="0.0069in solid #D9D9D9" style:writing-mode="lr-tb" fo:padding-top="0in" fo:padding-left="0.075in" fo:padding-bottom="0in" fo:padding-right="0.075in"/>
    </style:style>
    <style:style style:name="T162" style:parent-style-name="DefaultParagraphFont" style:family="text">
      <style:text-properties style:language-asian="en" style:country-asian="GB"/>
    </style:style>
    <style:style style:name="TableRow163" style:family="table-row">
      <style:table-row-properties/>
    </style:style>
    <style:style style:name="TableCell164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65" style:family="table-cell">
      <style:table-cell-properties fo:border="0.0069in solid #D9D9D9" style:writing-mode="lr-tb" fo:padding-top="0in" fo:padding-left="0.075in" fo:padding-bottom="0in" fo:padding-right="0.075in"/>
    </style:style>
    <style:style style:name="T166" style:parent-style-name="DefaultParagraphFont" style:family="text">
      <style:text-properties style:language-asian="en" style:country-asian="GB"/>
    </style:style>
    <style:style style:name="TableRow167" style:family="table-row">
      <style:table-row-properties/>
    </style:style>
    <style:style style:name="TableCell168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69" style:family="table-cell">
      <style:table-cell-properties fo:border="0.0069in solid #D9D9D9" style:writing-mode="lr-tb" fo:padding-top="0in" fo:padding-left="0.075in" fo:padding-bottom="0in" fo:padding-right="0.075in"/>
    </style:style>
    <style:style style:name="T170" style:parent-style-name="DefaultParagraphFont" style:family="text">
      <style:text-properties style:language-asian="en" style:country-asian="GB"/>
    </style:style>
    <style:style style:name="TableRow171" style:family="table-row">
      <style:table-row-properties/>
    </style:style>
    <style:style style:name="TableCell172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D9D9D9" style:writing-mode="lr-tb" fo:padding-top="0in" fo:padding-left="0.075in" fo:padding-bottom="0in" fo:padding-right="0.075in"/>
    </style:style>
    <style:style style:name="T174" style:parent-style-name="DefaultParagraphFont" style:family="text">
      <style:text-properties style:language-asian="en" style:country-asian="GB"/>
    </style:style>
    <style:style style:name="TableRow175" style:family="table-row">
      <style:table-row-properties/>
    </style:style>
    <style:style style:name="TableCell176" style:family="table-cell">
      <style:table-cell-properties fo:border="0.0069in solid #D9D9D9" style:writing-mode="lr-tb" fo:padding-top="0in" fo:padding-left="0.075in" fo:padding-bottom="0in" fo:padding-right="0.075in"/>
    </style:style>
    <style:style style:name="TableRow177" style:family="table-row">
      <style:table-row-properties/>
    </style:style>
    <style:style style:name="TableCell178" style:family="table-cell">
      <style:table-cell-properties fo:border="0.0069in solid #D9D9D9" style:writing-mode="lr-tb" fo:padding-top="0in" fo:padding-left="0.075in" fo:padding-bottom="0in" fo:padding-right="0.075in"/>
    </style:style>
    <style:style style:name="P179" style:parent-style-name="Normal" style:family="paragraph">
      <style:text-properties fo:font-weight="bold" style:font-weight-asian="bold"/>
    </style:style>
    <style:style style:name="TableRow180" style:family="table-row">
      <style:table-row-properties/>
    </style:style>
    <style:style style:name="TableCell181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82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D9D9D9" style:writing-mode="lr-tb" fo:padding-top="0in" fo:padding-left="0.075in" fo:padding-bottom="0in" fo:padding-right="0.075in"/>
    </style:style>
    <style:style style:name="TableRow184" style:family="table-row">
      <style:table-row-properties/>
    </style:style>
    <style:style style:name="TableCell185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D9D9D9" style:writing-mode="lr-tb" fo:padding-top="0in" fo:padding-left="0.075in" fo:padding-bottom="0in" fo:padding-right="0.075in"/>
    </style:style>
    <style:style style:name="T187" style:parent-style-name="DefaultParagraphFont" style:family="text">
      <style:text-properties style:language-asian="en" style:country-asian="GB"/>
    </style:style>
    <style:style style:name="TableCell188" style:family="table-cell">
      <style:table-cell-properties fo:border="0.0069in solid #D9D9D9" style:writing-mode="lr-tb" fo:padding-top="0in" fo:padding-left="0.075in" fo:padding-bottom="0in" fo:padding-right="0.075in"/>
    </style:style>
    <style:style style:name="T189" style:parent-style-name="DefaultParagraphFont" style:family="text">
      <style:text-properties style:language-asian="en" style:country-asian="GB"/>
    </style:style>
    <style:style style:name="TableRow190" style:family="table-row">
      <style:table-row-properties/>
    </style:style>
    <style:style style:name="TableCell191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D9D9D9" style:writing-mode="lr-tb" fo:padding-top="0in" fo:padding-left="0.075in" fo:padding-bottom="0in" fo:padding-right="0.075in"/>
    </style:style>
    <style:style style:name="T193" style:parent-style-name="DefaultParagraphFont" style:family="text">
      <style:text-properties style:language-asian="en" style:country-asian="GB"/>
    </style:style>
    <style:style style:name="TableCell194" style:family="table-cell">
      <style:table-cell-properties fo:border="0.0069in solid #D9D9D9" style:writing-mode="lr-tb" fo:padding-top="0in" fo:padding-left="0.075in" fo:padding-bottom="0in" fo:padding-right="0.075in"/>
    </style:style>
    <style:style style:name="T195" style:parent-style-name="DefaultParagraphFont" style:family="text">
      <style:text-properties style:language-asian="en" style:country-asian="GB"/>
    </style:style>
    <style:style style:name="TableRow196" style:family="table-row">
      <style:table-row-properties/>
    </style:style>
    <style:style style:name="TableCell197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D9D9D9" style:writing-mode="lr-tb" fo:padding-top="0in" fo:padding-left="0.075in" fo:padding-bottom="0in" fo:padding-right="0.075in"/>
    </style:style>
    <style:style style:name="T199" style:parent-style-name="DefaultParagraphFont" style:family="text">
      <style:text-properties style:language-asian="en" style:country-asian="GB"/>
    </style:style>
    <style:style style:name="TableCell200" style:family="table-cell">
      <style:table-cell-properties fo:border="0.0069in solid #D9D9D9" style:writing-mode="lr-tb" fo:padding-top="0in" fo:padding-left="0.075in" fo:padding-bottom="0in" fo:padding-right="0.075in"/>
    </style:style>
    <style:style style:name="T201" style:parent-style-name="DefaultParagraphFont" style:family="text">
      <style:text-properties style:language-asian="en" style:country-asian="GB"/>
    </style:style>
    <style:style style:name="TableRow202" style:family="table-row">
      <style:table-row-properties/>
    </style:style>
    <style:style style:name="TableCell203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D9D9D9" style:writing-mode="lr-tb" fo:padding-top="0in" fo:padding-left="0.075in" fo:padding-bottom="0in" fo:padding-right="0.075in"/>
    </style:style>
    <style:style style:name="T205" style:parent-style-name="DefaultParagraphFont" style:family="text">
      <style:text-properties style:language-asian="en" style:country-asian="GB"/>
    </style:style>
    <style:style style:name="TableCell206" style:family="table-cell">
      <style:table-cell-properties fo:border="0.0069in solid #D9D9D9" style:writing-mode="lr-tb" fo:padding-top="0in" fo:padding-left="0.075in" fo:padding-bottom="0in" fo:padding-right="0.075in"/>
    </style:style>
    <style:style style:name="T207" style:parent-style-name="DefaultParagraphFont" style:family="text">
      <style:text-properties style:language-asian="en" style:country-asian="GB"/>
    </style:style>
    <style:style style:name="TableRow208" style:family="table-row">
      <style:table-row-properties/>
    </style:style>
    <style:style style:name="TableCell209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10" style:family="table-cell">
      <style:table-cell-properties fo:border="0.0069in solid #D9D9D9" style:writing-mode="lr-tb" fo:padding-top="0in" fo:padding-left="0.075in" fo:padding-bottom="0in" fo:padding-right="0.075in"/>
    </style:style>
    <style:style style:name="T211" style:parent-style-name="DefaultParagraphFont" style:family="text">
      <style:text-properties style:language-asian="en" style:country-asian="GB"/>
    </style:style>
    <style:style style:name="TableCell212" style:family="table-cell">
      <style:table-cell-properties fo:border="0.0069in solid #D9D9D9" style:writing-mode="lr-tb" fo:padding-top="0in" fo:padding-left="0.075in" fo:padding-bottom="0in" fo:padding-right="0.075in"/>
    </style:style>
    <style:style style:name="T213" style:parent-style-name="DefaultParagraphFont" style:family="text">
      <style:text-properties style:language-asian="en" style:country-asian="GB"/>
    </style:style>
    <style:style style:name="TableRow214" style:family="table-row">
      <style:table-row-properties/>
    </style:style>
    <style:style style:name="TableCell215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16" style:family="table-cell">
      <style:table-cell-properties fo:border="0.0069in solid #D9D9D9" style:writing-mode="lr-tb" fo:padding-top="0in" fo:padding-left="0.075in" fo:padding-bottom="0in" fo:padding-right="0.075in"/>
    </style:style>
    <style:style style:name="T217" style:parent-style-name="DefaultParagraphFont" style:family="text">
      <style:text-properties style:language-asian="en" style:country-asian="GB"/>
    </style:style>
    <style:style style:name="TableCell218" style:family="table-cell">
      <style:table-cell-properties fo:border="0.0069in solid #D9D9D9" style:writing-mode="lr-tb" fo:padding-top="0in" fo:padding-left="0.075in" fo:padding-bottom="0in" fo:padding-right="0.075in"/>
    </style:style>
    <style:style style:name="T219" style:parent-style-name="DefaultParagraphFont" style:family="text">
      <style:text-properties style:language-asian="en" style:country-asian="GB"/>
    </style:style>
    <style:style style:name="TableRow220" style:family="table-row">
      <style:table-row-properties/>
    </style:style>
    <style:style style:name="TableCell221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D9D9D9" style:writing-mode="lr-tb" fo:padding-top="0in" fo:padding-left="0.075in" fo:padding-bottom="0in" fo:padding-right="0.075in"/>
    </style:style>
    <style:style style:name="T223" style:parent-style-name="DefaultParagraphFont" style:family="text">
      <style:text-properties style:language-asian="en" style:country-asian="GB"/>
    </style:style>
    <style:style style:name="TableCell224" style:family="table-cell">
      <style:table-cell-properties fo:border="0.0069in solid #D9D9D9" style:writing-mode="lr-tb" fo:padding-top="0in" fo:padding-left="0.075in" fo:padding-bottom="0in" fo:padding-right="0.075in"/>
    </style:style>
    <style:style style:name="T225" style:parent-style-name="DefaultParagraphFont" style:family="text">
      <style:text-properties style:language-asian="en" style:country-asian="GB"/>
    </style:style>
    <style:style style:name="TableRow226" style:family="table-row">
      <style:table-row-properties/>
    </style:style>
    <style:style style:name="TableCell227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D9D9D9" style:writing-mode="lr-tb" fo:padding-top="0in" fo:padding-left="0.075in" fo:padding-bottom="0in" fo:padding-right="0.075in"/>
    </style:style>
    <style:style style:name="T229" style:parent-style-name="DefaultParagraphFont" style:family="text">
      <style:text-properties style:language-asian="en" style:country-asian="GB"/>
    </style:style>
    <style:style style:name="TableCell230" style:family="table-cell">
      <style:table-cell-properties fo:border="0.0069in solid #D9D9D9" style:writing-mode="lr-tb" fo:padding-top="0in" fo:padding-left="0.075in" fo:padding-bottom="0in" fo:padding-right="0.075in"/>
    </style:style>
    <style:style style:name="TableRow231" style:family="table-row">
      <style:table-row-properties/>
    </style:style>
    <style:style style:name="TableCell232" style:family="table-cell">
      <style:table-cell-properties fo:border="0.0069in solid #D9D9D9" style:writing-mode="lr-tb" fo:padding-top="0in" fo:padding-left="0.075in" fo:padding-bottom="0in" fo:padding-right="0.075in"/>
    </style:style>
    <style:style style:name="TableRow233" style:family="table-row">
      <style:table-row-properties/>
    </style:style>
    <style:style style:name="TableCell234" style:family="table-cell">
      <style:table-cell-properties fo:border="0.0069in solid #D9D9D9" style:writing-mode="lr-tb" fo:padding-top="0in" fo:padding-left="0.075in" fo:padding-bottom="0in" fo:padding-right="0.075in"/>
    </style:style>
    <style:style style:name="P235" style:parent-style-name="Normal" style:family="paragraph">
      <style:text-properties fo:font-weight="bold" style:font-weight-asian="bold"/>
    </style:style>
    <style:style style:name="T236" style:parent-style-name="Hyperlink" style:family="text">
      <style:text-properties style:font-name-complex="Calibri" fo:background-color="#FFFFFF"/>
    </style:style>
    <style:style style:name="T237" style:parent-style-name="Hyperlink" style:family="text">
      <style:text-properties style:font-name-complex="Calibri" fo:background-color="#FFFFFF"/>
    </style:style>
    <style:style style:name="T238" style:parent-style-name="Hyperlink" style:family="text">
      <style:text-properties style:font-name-complex="Calibri" fo:background-color="#FFFFFF"/>
    </style:style>
    <style:style style:name="T239" style:parent-style-name="Hyperlink" style:family="text">
      <style:text-properties style:font-name-complex="Calibri" fo:background-color="#FFFFFF"/>
    </style:style>
    <style:style style:name="TableRow240" style:family="table-row">
      <style:table-row-properties/>
    </style:style>
    <style:style style:name="TableCell241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42" style:family="table-cell">
      <style:table-cell-properties fo:border="0.0069in solid #D9D9D9" style:writing-mode="lr-tb" fo:padding-top="0in" fo:padding-left="0.075in" fo:padding-bottom="0in" fo:padding-right="0.075in"/>
    </style:style>
    <style:style style:name="T243" style:parent-style-name="DefaultParagraphFont" style:family="text">
      <style:text-properties style:language-asian="en" style:country-asian="GB"/>
    </style:style>
    <style:style style:name="TableRow244" style:family="table-row">
      <style:table-row-properties/>
    </style:style>
    <style:style style:name="TableCell245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D9D9D9" style:writing-mode="lr-tb" fo:padding-top="0in" fo:padding-left="0.075in" fo:padding-bottom="0in" fo:padding-right="0.075in"/>
    </style:style>
    <style:style style:name="T247" style:parent-style-name="DefaultParagraphFont" style:family="text">
      <style:text-properties style:language-asian="en" style:country-asian="GB"/>
    </style:style>
    <style:style style:name="TableRow248" style:family="table-row">
      <style:table-row-properties/>
    </style:style>
    <style:style style:name="TableCell249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50" style:family="table-cell">
      <style:table-cell-properties fo:border="0.0069in solid #D9D9D9" style:writing-mode="lr-tb" fo:padding-top="0in" fo:padding-left="0.075in" fo:padding-bottom="0in" fo:padding-right="0.075in"/>
    </style:style>
    <style:style style:name="T251" style:parent-style-name="DefaultParagraphFont" style:family="text">
      <style:text-properties style:language-asian="en" style:country-asian="GB"/>
    </style:style>
    <style:style style:name="TableRow252" style:family="table-row">
      <style:table-row-properties/>
    </style:style>
    <style:style style:name="TableCell253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54" style:family="table-cell">
      <style:table-cell-properties fo:border="0.0069in solid #D9D9D9" style:writing-mode="lr-tb" fo:padding-top="0in" fo:padding-left="0.075in" fo:padding-bottom="0in" fo:padding-right="0.075in"/>
    </style:style>
    <style:style style:name="T255" style:parent-style-name="DefaultParagraphFont" style:family="text">
      <style:text-properties style:language-asian="en" style:country-asian="GB"/>
    </style:style>
    <style:style style:name="TableRow256" style:family="table-row">
      <style:table-row-properties/>
    </style:style>
    <style:style style:name="TableCell257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D9D9D9" style:writing-mode="lr-tb" fo:padding-top="0in" fo:padding-left="0.075in" fo:padding-bottom="0in" fo:padding-right="0.075in"/>
    </style:style>
    <style:style style:name="T259" style:parent-style-name="DefaultParagraphFont" style:family="text">
      <style:text-properties style:language-asian="en" style:country-asian="GB"/>
    </style:style>
    <style:style style:name="TableRow260" style:family="table-row">
      <style:table-row-properties/>
    </style:style>
    <style:style style:name="TableCell261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62" style:family="table-cell">
      <style:table-cell-properties fo:border="0.0069in solid #D9D9D9" style:writing-mode="lr-tb" fo:padding-top="0in" fo:padding-left="0.075in" fo:padding-bottom="0in" fo:padding-right="0.075in"/>
    </style:style>
    <style:style style:name="T263" style:parent-style-name="DefaultParagraphFont" style:family="text">
      <style:text-properties style:language-asian="en" style:country-asian="GB"/>
    </style:style>
    <style:style style:name="TableRow264" style:family="table-row">
      <style:table-row-properties/>
    </style:style>
    <style:style style:name="TableCell265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66" style:family="table-cell">
      <style:table-cell-properties fo:border="0.0069in solid #D9D9D9" style:writing-mode="lr-tb" fo:padding-top="0in" fo:padding-left="0.075in" fo:padding-bottom="0in" fo:padding-right="0.075in"/>
    </style:style>
    <style:style style:name="T267" style:parent-style-name="DefaultParagraphFont" style:family="text">
      <style:text-properties style:language-asian="en" style:country-asian="GB"/>
    </style:style>
    <style:style style:name="TableRow268" style:family="table-row">
      <style:table-row-properties/>
    </style:style>
    <style:style style:name="TableCell269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D9D9D9" style:writing-mode="lr-tb" fo:padding-top="0in" fo:padding-left="0.075in" fo:padding-bottom="0in" fo:padding-right="0.075in"/>
    </style:style>
    <style:style style:name="T271" style:parent-style-name="DefaultParagraphFont" style:family="text">
      <style:text-properties style:language-asian="en" style:country-asian="GB"/>
    </style:style>
    <style:style style:name="TableRow272" style:family="table-row">
      <style:table-row-properties/>
    </style:style>
    <style:style style:name="TableCell273" style:family="table-cell">
      <style:table-cell-properties fo:border="0.0069in solid #D9D9D9" style:writing-mode="lr-tb" fo:padding-top="0in" fo:padding-left="0.075in" fo:padding-bottom="0in" fo:padding-right="0.075in"/>
    </style:style>
    <style:style style:name="TableCell274" style:family="table-cell">
      <style:table-cell-properties fo:border="0.0069in solid #D9D9D9" style:writing-mode="lr-tb" fo:padding-top="0in" fo:padding-left="0.075in" fo:padding-bottom="0in" fo:padding-right="0.075in"/>
    </style:style>
    <style:style style:name="T275" style:parent-style-name="DefaultParagraphFont" style:family="text">
      <style:text-properties style:language-asian="en" style:country-asian="GB"/>
    </style:style>
    <style:style style:family="graphic" style:name="a5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Impact of Library Services</text:p>
          </table:table-cell>
          <table:covered-table-cell/>
          <table:covered-table-cell/>
        </table:table-row>
        <table:table-row table:style-name="TableRow8">
          <table:table-cell table:style-name="TableCell9" table:number-columns-spanned="3">
            <text:p text:style-name="Normal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3">
            <text:p text:style-name="Normal">This short survey is to collect information about the value of library services. The questions were developed by a Value and Impact task and finish group working for NHS libraries in England (part of the<text:s/>NHS Knowledge for Healthcare framework) and validated by the University of Salford. The data you provide will help us understand and demonstrate the contribution of library services.</text:p>
            <text:p text:style-name="Normal">Version 2.0 <text:s/>June 2020.</text:p>
            <text:p text:style-name="Normal"/>
          </table:table-cell>
          <table:covered-table-cell/>
          <table:covered-table-cell/>
        </table:table-row>
        <table:table-row table:style-name="TableRow12">
          <table:table-cell table:style-name="TableCell13" table:number-columns-spanned="3">
            <text:p text:style-name="P14">1. You recently used the library <text:s/>service for:</text:p>
          </table:table-cell>
          <table:covered-table-cell/>
          <table:covered-table-cell/>
        </table:table-row>
        <table:table-row table:style-name="TableRow15">
          <table:table-cell table:style-name="TableCell16">
            <text:p text:style-name="Normal">Current awareness or alerts</text:p>
          </table:table-cell>
          <table:table-cell table:style-name="TableCell17" table:number-columns-spanned="2">
            <text:p text:style-name="Normal"><text:span text:style-name="T18"><draw:custom-shape svg:x="0.04722in" svg:y="0.05486in" svg:width="0.17431in" svg:height="0.17431in" draw:z-index="251623936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19">
          <table:table-cell table:style-name="TableCell20">
            <text:p text:style-name="Normal">Literature search or evidence search</text:p>
          </table:table-cell>
          <table:table-cell table:style-name="TableCell21" table:number-columns-spanned="2">
            <text:p text:style-name="Normal"><text:span text:style-name="T22"><draw:custom-shape svg:x="0.04722in" svg:y="0.10139in" svg:width="0.17431in" svg:height="0.17431in" draw:z-index="251624960" draw:id="id1" draw:style-name="a1" draw:name="Rectangle 3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23">
          <table:table-cell table:style-name="TableCell24">
            <text:p text:style-name="Normal">Supply of an article, book or document</text:p>
          </table:table-cell>
          <table:table-cell table:style-name="TableCell25" table:number-columns-spanned="2">
            <text:p text:style-name="Normal"><text:span text:style-name="T26"><draw:custom-shape svg:x="0.04722in" svg:y="0.07917in" svg:width="0.17431in" svg:height="0.17431in" draw:z-index="251625984" draw:id="id2" draw:style-name="a2" draw:name="Rectangle 4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27">
          <table:table-cell table:style-name="TableCell28">
            <text:p text:style-name="Normal">Training or e-learning</text:p>
          </table:table-cell>
          <table:table-cell table:style-name="TableCell29" table:number-columns-spanned="2">
            <text:p text:style-name="Normal"><text:span text:style-name="T30"><draw:custom-shape svg:x="0.04722in" svg:y="0.07917in" svg:width="0.17431in" svg:height="0.17431in" draw:z-index="251627008" draw:id="id3" draw:style-name="a3" draw:name="Rectangle 5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31">
          <table:table-cell table:style-name="TableCell32">
            <text:p text:style-name="Normal">Access to electronic or print information</text:p>
          </table:table-cell>
          <table:table-cell table:style-name="TableCell33" table:number-columns-spanned="2">
            <text:p text:style-name="Normal"><text:span text:style-name="T34"><draw:custom-shape svg:x="0.04722in" svg:y="0.07917in" svg:width="0.17431in" svg:height="0.17431in" draw:z-index="251628032" draw:id="id4" draw:style-name="a4" draw:name="Rectangle 6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35">
          <table:table-cell table:style-name="TableCell36">
            <text:p text:style-name="Normal">Clinical or outreach librarian service</text:p>
          </table:table-cell>
          <table:table-cell table:style-name="TableCell37" table:number-columns-spanned="2">
            <text:p text:style-name="Normal"><text:span text:style-name="T38"><draw:custom-shape svg:x="0.04722in" svg:y="0.06736in" svg:width="0.17431in" svg:height="0.17431in" draw:z-index="251629056" draw:id="id5" draw:style-name="a5" draw:name="Rectangle 7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39">
          <table:table-cell table:style-name="TableCell40">
            <text:p text:style-name="Normal">Study space</text:p>
          </table:table-cell>
          <table:table-cell table:style-name="TableCell41" table:number-columns-spanned="2">
            <text:p text:style-name="Normal"><text:span text:style-name="T42"><draw:custom-shape svg:x="0.04722in" svg:y="0.07917in" svg:width="0.17431in" svg:height="0.17431in" draw:z-index="251630080" draw:id="id6" draw:style-name="a6" draw:name="Rectangle 8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43">
          <table:table-cell table:style-name="TableCell44">
            <text:p text:style-name="Normal">IT facilities</text:p>
          </table:table-cell>
          <table:table-cell table:style-name="TableCell45" table:number-columns-spanned="2">
            <text:p text:style-name="Normal"><text:span text:style-name="T46"><draw:custom-shape svg:x="0.04722in" svg:y="0.09097in" svg:width="0.17431in" svg:height="0.17431in" draw:z-index="251631104" draw:id="id7" draw:style-name="a7" draw:name="Rectangle 9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47">
          <table:table-cell table:style-name="TableCell48">
            <text:p text:style-name="Normal">Journal club</text:p>
          </table:table-cell>
          <table:table-cell table:style-name="TableCell49" table:number-columns-spanned="2">
            <text:p text:style-name="Normal"><text:span text:style-name="T50"><draw:custom-shape svg:x="0.04722in" svg:y="0.07986in" svg:width="0.17431in" svg:height="0.17431in" draw:z-index="251632128" draw:id="id8" draw:style-name="a8" draw:name="Rectangle 10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51">
          <table:table-cell table:style-name="TableCell52" table:number-columns-spanned="3"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  <table:covered-table-cell/>
        </table:table-row>
        <text:soft-page-break/>
        <table:table-row table:style-name="TableRow53">
          <table:table-cell table:style-name="TableCell54" table:number-columns-spanned="3">
            <text:p text:style-name="P55">2. From that single use of library services or resources how did you use, or how might you use, the information, knowledge or skills gained? (Tick any that apply)</text:p>
          </table:table-cell>
          <table:covered-table-cell/>
          <table:covered-table-cell/>
        </table:table-row>
        <table:table-row table:style-name="TableRow56">
          <table:table-cell table:style-name="TableCell57">
            <text:p text:style-name="Normal"/>
          </table:table-cell>
          <table:table-cell table:style-name="TableCell58">
            <text:p text:style-name="Normal">Have Used</text:p>
          </table:table-cell>
          <table:table-cell table:style-name="TableCell59">
            <text:p text:style-name="Normal">Probably will use</text:p>
          </table:table-cell>
        </table:table-row>
        <table:table-row table:style-name="TableRow60">
          <table:table-cell table:style-name="TableCell61">
            <text:p text:style-name="Normal">Personal or<text:s/>professional development</text:p>
          </table:table-cell>
          <table:table-cell table:style-name="TableCell62">
            <text:p text:style-name="Normal"><text:span text:style-name="T63"><draw:custom-shape svg:x="0.04722in" svg:y="0.05486in" svg:width="0.17431in" svg:height="0.17431in" draw:z-index="251633152" draw:id="id9" draw:style-name="a9" draw:name="Rectangle 20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64">
            <text:p text:style-name="Normal"><text:span text:style-name="T65"><draw:custom-shape svg:x="0.04722in" svg:y="0.05486in" svg:width="0.17431in" svg:height="0.17431in" draw:z-index="251642368" draw:id="id10" draw:style-name="a10" draw:name="Rectangle 29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66">
          <table:table-cell table:style-name="TableCell67">
            <text:p text:style-name="Normal">Direct patient care</text:p>
          </table:table-cell>
          <table:table-cell table:style-name="TableCell68">
            <text:p text:style-name="Normal"><text:span text:style-name="T69"><draw:custom-shape svg:x="0.04722in" svg:y="0.10139in" svg:width="0.17431in" svg:height="0.17431in" draw:z-index="251634176" draw:id="id11" draw:style-name="a11" draw:name="Rectangle 21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70">
            <text:p text:style-name="Normal"><text:span text:style-name="T71"><draw:custom-shape svg:x="0.04722in" svg:y="0.10139in" svg:width="0.17431in" svg:height="0.17431in" draw:z-index="251643392" draw:id="id12" draw:style-name="a12" draw:name="Rectangle 30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72">
          <table:table-cell table:style-name="TableCell73">
            <text:p text:style-name="Normal">Teaching or presentations</text:p>
          </table:table-cell>
          <table:table-cell table:style-name="TableCell74">
            <text:p text:style-name="Normal"><text:span text:style-name="T75"><draw:custom-shape svg:x="0.04722in" svg:y="0.07917in" svg:width="0.17431in" svg:height="0.17431in" draw:z-index="251635200" draw:id="id13" draw:style-name="a13" draw:name="Rectangle 2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76">
            <text:p text:style-name="Normal"><text:span text:style-name="T77"><draw:custom-shape svg:x="0.04722in" svg:y="0.07917in" svg:width="0.17431in" svg:height="0.17431in" draw:z-index="251644416" draw:id="id14" draw:style-name="a14" draw:name="Rectangle 31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78">
          <table:table-cell table:style-name="TableCell79">
            <text:p text:style-name="Normal">Sharing information with, or advising, other staff or colleagues</text:p>
          </table:table-cell>
          <table:table-cell table:style-name="TableCell80">
            <text:p text:style-name="Normal"><text:span text:style-name="T81"><draw:custom-shape svg:x="0.04722in" svg:y="0.07917in" svg:width="0.17431in" svg:height="0.17431in" draw:z-index="251636224" draw:id="id15" draw:style-name="a15" draw:name="Rectangle 23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82">
            <text:p text:style-name="Normal"><text:span text:style-name="T83"><draw:custom-shape svg:x="0.04722in" svg:y="0.07917in" svg:width="0.17431in" svg:height="0.17431in" draw:z-index="251645440" draw:id="id16" draw:style-name="a16" draw:name="Rectangle 32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84">
          <table:table-cell table:style-name="TableCell85">
            <text:p text:style-name="Normal">Patient information, advising or educating patients, clients or families</text:p>
          </table:table-cell>
          <table:table-cell table:style-name="TableCell86">
            <text:p text:style-name="Normal"><text:span text:style-name="T87"><draw:custom-shape svg:x="0.04722in" svg:y="0.07917in" svg:width="0.17431in" svg:height="0.17431in" draw:z-index="251637248" draw:id="id17" draw:style-name="a17" draw:name="Rectangle 24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88">
            <text:p text:style-name="Normal"><text:span text:style-name="T89"><draw:custom-shape svg:x="0.04722in" svg:y="0.07917in" svg:width="0.17431in" svg:height="0.17431in" draw:z-index="251646464" draw:id="id18" draw:style-name="a18" draw:name="Rectangle 33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90">
          <table:table-cell table:style-name="TableCell91">
            <text:p text:style-name="Normal">Developing<text:s/>guidelines/ guidance/ pathways/ policies</text:p>
          </table:table-cell>
          <table:table-cell table:style-name="TableCell92">
            <text:p text:style-name="Normal"><text:span text:style-name="T93"><draw:custom-shape svg:x="0.04722in" svg:y="0.06736in" svg:width="0.17431in" svg:height="0.17431in" draw:z-index="251638272" draw:id="id19" draw:style-name="a19" draw:name="Rectangle 25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94">
            <text:p text:style-name="Normal"><text:span text:style-name="T95"><draw:custom-shape svg:x="0.04722in" svg:y="0.06736in" svg:width="0.17431in" svg:height="0.17431in" draw:z-index="251647488" draw:id="id20" draw:style-name="a20" draw:name="Rectangle 34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96">
          <table:table-cell table:style-name="TableCell97">
            <text:p text:style-name="Normal">Audit</text:p>
          </table:table-cell>
          <table:table-cell table:style-name="TableCell98">
            <text:p text:style-name="Normal"><text:span text:style-name="T99"><draw:custom-shape svg:x="0.04722in" svg:y="0.07917in" svg:width="0.17431in" svg:height="0.17431in" draw:z-index="251639296" draw:id="id21" draw:style-name="a21" draw:name="Rectangle 26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00">
            <text:p text:style-name="Normal"><text:span text:style-name="T101"><draw:custom-shape svg:x="0.04722in" svg:y="0.07917in" svg:width="0.17431in" svg:height="0.17431in" draw:z-index="251648512" draw:id="id22" draw:style-name="a22" draw:name="Rectangle 35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02">
          <table:table-cell table:style-name="TableCell103">
            <text:p text:style-name="Normal">Research</text:p>
          </table:table-cell>
          <table:table-cell table:style-name="TableCell104">
            <text:p text:style-name="Normal"><text:span text:style-name="T105"><draw:custom-shape svg:x="0.04722in" svg:y="0.09097in" svg:width="0.17431in" svg:height="0.17431in" draw:z-index="251640320" draw:id="id23" draw:style-name="a23" draw:name="Rectangle 27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06">
            <text:p text:style-name="Normal"><text:span text:style-name="T107"><draw:custom-shape svg:x="0.04722in" svg:y="0.09097in" svg:width="0.17431in" svg:height="0.17431in" draw:z-index="251649536" draw:id="id24" draw:style-name="a24" draw:name="Rectangle 36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08">
          <table:table-cell table:style-name="TableCell109">
            <text:p text:style-name="Normal">Organisational/ service development/ business planning</text:p>
          </table:table-cell>
          <table:table-cell table:style-name="TableCell110">
            <text:p text:style-name="Normal"><text:span text:style-name="T111"><draw:custom-shape svg:x="0.04722in" svg:y="0.07986in" svg:width="0.17431in" svg:height="0.17431in" draw:z-index="251641344" draw:id="id25" draw:style-name="a25" draw:name="Rectangle 28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12">
            <text:p text:style-name="Normal"><text:span text:style-name="T113"><draw:custom-shape svg:x="0.04722in" svg:y="0.07986in" svg:width="0.17431in" svg:height="0.17431in" draw:z-index="251650560" draw:id="id26" draw:style-name="a26" draw:name="Rectangle 37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14">
          <table:table-cell table:style-name="TableCell115">
            <text:p text:style-name="Normal">Legal or ethical questions</text:p>
          </table:table-cell>
          <table:table-cell table:style-name="TableCell116">
            <text:p text:style-name="Normal"><text:span text:style-name="T117"><draw:custom-shape svg:x="0.04722in" svg:y="0.06736in" svg:width="0.17431in" svg:height="0.17431in" draw:z-index="251651584" draw:id="id27" draw:style-name="a27" draw:name="Rectangle 4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18">
            <text:p text:style-name="Normal"><text:span text:style-name="T119"><draw:custom-shape svg:x="0.04722in" svg:y="0.06736in" svg:width="0.17431in" svg:height="0.17431in" draw:z-index="251655680" draw:id="id28" draw:style-name="a28" draw:name="Rectangle 46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20">
          <table:table-cell table:style-name="TableCell121">
            <text:p text:style-name="Normal">Commissioning or contracting</text:p>
          </table:table-cell>
          <table:table-cell table:style-name="TableCell122">
            <text:p text:style-name="Normal"><text:span text:style-name="T123"><draw:custom-shape svg:x="0.04722in" svg:y="0.07917in" svg:width="0.17431in" svg:height="0.17431in" draw:z-index="251652608" draw:id="id29" draw:style-name="a29" draw:name="Rectangle 43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24">
            <text:p text:style-name="Normal"><text:span text:style-name="T125"><draw:custom-shape svg:x="0.04722in" svg:y="0.07917in" svg:width="0.17431in" svg:height="0.17431in" draw:z-index="251656704" draw:id="id30" draw:style-name="a30" draw:name="Rectangle 47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26">
          <table:table-cell table:style-name="TableCell127">
            <text:p text:style-name="Normal">Publication</text:p>
          </table:table-cell>
          <table:table-cell table:style-name="TableCell128">
            <text:p text:style-name="Normal"><text:span text:style-name="T129"><draw:custom-shape svg:x="0.04722in" svg:y="0.09097in" svg:width="0.17431in" svg:height="0.17431in" draw:z-index="251653632" draw:id="id31" draw:style-name="a31" draw:name="Rectangle 44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30">
            <text:p text:style-name="Normal"><text:span text:style-name="T131"><draw:custom-shape svg:x="0.04722in" svg:y="0.09097in" svg:width="0.17431in" svg:height="0.17431in" draw:z-index="251657728" draw:id="id32" draw:style-name="a32" draw:name="Rectangle 48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32">
          <table:table-cell table:style-name="TableCell133">
            <text:p text:style-name="Normal">None of the above</text:p>
          </table:table-cell>
          <table:table-cell table:style-name="TableCell134">
            <text:p text:style-name="Normal"><text:span text:style-name="T135"><draw:custom-shape svg:x="0.04722in" svg:y="0.07986in" svg:width="0.17431in" svg:height="0.17431in" draw:z-index="251654656" draw:id="id33" draw:style-name="a33" draw:name="Rectangle 45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36">
            <text:p text:style-name="Normal"><text:span text:style-name="T137"><draw:custom-shape svg:x="0.04722in" svg:y="0.07986in" svg:width="0.17431in" svg:height="0.17431in" draw:z-index="251658752" draw:id="id34" draw:style-name="a34" draw:name="Rectangle 49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38">
          <table:table-cell table:style-name="TableCell139" table:number-columns-spanned="3"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  <table:covered-table-cell/>
        </table:table-row>
        <text:soft-page-break/>
        <table:table-row table:style-name="TableRow140">
          <table:table-cell table:style-name="TableCell141" table:number-columns-spanned="3">
            <text:p text:style-name="P142">3.<text:s/>From that single use of library services or resources how did the information, knowledge or skills gained help? (Tick any that apply)</text:p>
          </table:table-cell>
          <table:covered-table-cell/>
          <table:covered-table-cell/>
        </table:table-row>
        <table:table-row table:style-name="TableRow143">
          <table:table-cell table:style-name="TableCell144">
            <text:p text:style-name="Normal">Confirm prior knowledge or refresh my memory</text:p>
          </table:table-cell>
          <table:table-cell table:style-name="TableCell145" table:number-columns-spanned="2">
            <text:p text:style-name="Normal"><text:span text:style-name="T146"><draw:custom-shape svg:x="0.04722in" svg:y="0.06736in" svg:width="0.17431in" svg:height="0.17431in" draw:z-index="251659776" draw:id="id35" draw:style-name="a35" draw:name="Rectangle 50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147">
          <table:table-cell table:style-name="TableCell148">
            <text:p text:style-name="Normal">Gain new knowledge</text:p>
          </table:table-cell>
          <table:table-cell table:style-name="TableCell149" table:number-columns-spanned="2">
            <text:p text:style-name="Normal"><text:span text:style-name="T150"><draw:custom-shape svg:x="0.04722in" svg:y="0.07917in" svg:width="0.17431in" svg:height="0.17431in" draw:z-index="251660800" draw:id="id36" draw:style-name="a36" draw:name="Rectangle 51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151">
          <table:table-cell table:style-name="TableCell152">
            <text:p text:style-name="Normal">Generate new ideas</text:p>
          </table:table-cell>
          <table:table-cell table:style-name="TableCell153" table:number-columns-spanned="2">
            <text:p text:style-name="Normal"><text:span text:style-name="T154"><draw:custom-shape svg:x="0.04722in" svg:y="0.09097in" svg:width="0.17431in" svg:height="0.17431in" draw:z-index="251661824" draw:id="id37" draw:style-name="a37" draw:name="Rectangle 5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155">
          <table:table-cell table:style-name="TableCell156">
            <text:p text:style-name="Normal">Update skills</text:p>
          </table:table-cell>
          <table:table-cell table:style-name="TableCell157" table:number-columns-spanned="2">
            <text:p text:style-name="Normal"><text:span text:style-name="T158"><draw:custom-shape svg:x="0.04722in" svg:y="0.07986in" svg:width="0.17431in" svg:height="0.17431in" draw:z-index="251662848" draw:id="id38" draw:style-name="a38" draw:name="Rectangle 53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159">
          <table:table-cell table:style-name="TableCell160">
            <text:p text:style-name="Normal">Gain new<text:s/>skills</text:p>
          </table:table-cell>
          <table:table-cell table:style-name="TableCell161" table:number-columns-spanned="2">
            <text:p text:style-name="Normal"><text:span text:style-name="T162"><draw:custom-shape svg:x="0.04722in" svg:y="0.06736in" svg:width="0.17431in" svg:height="0.17431in" draw:z-index="251663872" draw:id="id39" draw:style-name="a39" draw:name="Rectangle 54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163">
          <table:table-cell table:style-name="TableCell164">
            <text:p text:style-name="Normal">Improve my confidence</text:p>
          </table:table-cell>
          <table:table-cell table:style-name="TableCell165" table:number-columns-spanned="2">
            <text:p text:style-name="Normal"><text:span text:style-name="T166"><draw:custom-shape svg:x="0.04722in" svg:y="0.07917in" svg:width="0.17431in" svg:height="0.17431in" draw:z-index="251664896" draw:id="id40" draw:style-name="a40" draw:name="Rectangle 55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167">
          <table:table-cell table:style-name="TableCell168">
            <text:p text:style-name="Normal">Save my time</text:p>
          </table:table-cell>
          <table:table-cell table:style-name="TableCell169" table:number-columns-spanned="2">
            <text:p text:style-name="Normal"><text:span text:style-name="T170"><draw:custom-shape svg:x="0.04722in" svg:y="0.09097in" svg:width="0.17431in" svg:height="0.17431in" draw:z-index="251665920" draw:id="id41" draw:style-name="a41" draw:name="Rectangle 56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171">
          <table:table-cell table:style-name="TableCell172">
            <text:p text:style-name="Normal">None of the above</text:p>
          </table:table-cell>
          <table:table-cell table:style-name="TableCell173" table:number-columns-spanned="2">
            <text:p text:style-name="Normal"><text:span text:style-name="T174"><draw:custom-shape svg:x="0.04722in" svg:y="0.07986in" svg:width="0.17431in" svg:height="0.17431in" draw:z-index="251666944" draw:id="id42" draw:style-name="a42" draw:name="Rectangle 57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175">
          <table:table-cell table:style-name="TableCell176" table:number-columns-spanned="3">
            <text:p text:style-name="Normal"/>
            <text:p text:style-name="Normal"/>
          </table:table-cell>
          <table:covered-table-cell/>
          <table:covered-table-cell/>
        </table:table-row>
        <table:table-row table:style-name="TableRow177">
          <table:table-cell table:style-name="TableCell178" table:number-columns-spanned="3">
            <text:p text:style-name="P179">4. Did your use of library resources or services contribute to any of the following impacts? (Tick any that apply)</text:p>
          </table:table-cell>
          <table:covered-table-cell/>
          <table:covered-table-cell/>
        </table:table-row>
        <table:table-row table:style-name="TableRow180">
          <table:table-cell table:style-name="TableCell181">
            <text:p text:style-name="Normal"/>
          </table:table-cell>
          <table:table-cell table:style-name="TableCell182">
            <text:p text:style-name="Normal">Had an immediate contribution</text:p>
          </table:table-cell>
          <table:table-cell table:style-name="TableCell183">
            <text:p text:style-name="Normal">Probable future<text:s/>contribution</text:p>
          </table:table-cell>
        </table:table-row>
        <table:table-row table:style-name="TableRow184">
          <table:table-cell table:style-name="TableCell185">
            <text:p text:style-name="Normal">Reduced risk or improved safety</text:p>
          </table:table-cell>
          <table:table-cell table:style-name="TableCell186">
            <text:p text:style-name="Normal"><text:span text:style-name="T187"><draw:custom-shape svg:x="0.04722in" svg:y="0.06736in" svg:width="0.17431in" svg:height="0.17431in" draw:z-index="251667968" draw:id="id43" draw:style-name="a43" draw:name="Rectangle 66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88">
            <text:p text:style-name="Normal"><text:span text:style-name="T189"><draw:custom-shape svg:x="0.04722in" svg:y="0.06736in" svg:width="0.17431in" svg:height="0.17431in" draw:z-index="251676160" draw:id="id44" draw:style-name="a44" draw:name="Rectangle 74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90">
          <table:table-cell table:style-name="TableCell191">
            <text:p text:style-name="Normal">Improved the quality of patient care</text:p>
          </table:table-cell>
          <table:table-cell table:style-name="TableCell192">
            <text:p text:style-name="Normal"><text:span text:style-name="T193"><draw:custom-shape svg:x="0.04722in" svg:y="0.07917in" svg:width="0.17431in" svg:height="0.17431in" draw:z-index="251668992" draw:id="id45" draw:style-name="a45" draw:name="Rectangle 67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94">
            <text:p text:style-name="Normal"><text:span text:style-name="T195"><draw:custom-shape svg:x="0.04722in" svg:y="0.07917in" svg:width="0.17431in" svg:height="0.17431in" draw:z-index="251677184" draw:id="id46" draw:style-name="a46" draw:name="Rectangle 75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96">
          <table:table-cell table:style-name="TableCell197">
            <text:p text:style-name="Normal">Saved money or contributed to financial effectiveness</text:p>
          </table:table-cell>
          <table:table-cell table:style-name="TableCell198">
            <text:p text:style-name="Normal"><text:span text:style-name="T199"><draw:custom-shape svg:x="0.04722in" svg:y="0.09097in" svg:width="0.17431in" svg:height="0.17431in" draw:z-index="251670016" draw:id="id47" draw:style-name="a47" draw:name="Rectangle 68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200">
            <text:p text:style-name="Normal"><text:span text:style-name="T201"><draw:custom-shape svg:x="0.04722in" svg:y="0.09097in" svg:width="0.17431in" svg:height="0.17431in" draw:z-index="251678208" draw:id="id48" draw:style-name="a48" draw:name="Rectangle 76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202">
          <table:table-cell table:style-name="TableCell203">
            <text:p text:style-name="Normal">More informed decision making</text:p>
          </table:table-cell>
          <table:table-cell table:style-name="TableCell204">
            <text:p text:style-name="Normal"><text:span text:style-name="T205"><draw:custom-shape svg:x="0.04722in" svg:y="0.07986in" svg:width="0.17431in" svg:height="0.17431in" draw:z-index="251671040" draw:id="id49" draw:style-name="a49" draw:name="Rectangle 69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206">
            <text:p text:style-name="Normal"><text:span text:style-name="T207"><draw:custom-shape svg:x="0.04722in" svg:y="0.07986in" svg:width="0.17431in" svg:height="0.17431in" draw:z-index="251679232" draw:id="id50" draw:style-name="a50" draw:name="Rectangle 77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208">
          <table:table-cell table:style-name="TableCell209">
            <text:p text:style-name="Normal">Contributed to service development or delivery</text:p>
          </table:table-cell>
          <table:table-cell table:style-name="TableCell210">
            <text:p text:style-name="Normal"><text:span text:style-name="T211"><draw:custom-shape svg:x="0.04722in" svg:y="0.06736in" svg:width="0.17431in" svg:height="0.17431in" draw:z-index="251672064" draw:id="id51" draw:style-name="a51" draw:name="Rectangle 70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212">
            <text:p text:style-name="Normal"><text:span text:style-name="T213"><draw:custom-shape svg:x="0.04722in" svg:y="0.06736in" svg:width="0.17431in" svg:height="0.17431in" draw:z-index="251680256" draw:id="id52" draw:style-name="a52" draw:name="Rectangle 78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214">
          <table:table-cell table:style-name="TableCell215">
            <text:p text:style-name="Normal">Facilitated collaborative working</text:p>
          </table:table-cell>
          <table:table-cell table:style-name="TableCell216">
            <text:p text:style-name="Normal"><text:span text:style-name="T217"><draw:custom-shape svg:x="0.04722in" svg:y="0.07917in" svg:width="0.17431in" svg:height="0.17431in" draw:z-index="251673088" draw:id="id53" draw:style-name="a53" draw:name="Rectangle 71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218">
            <text:p text:style-name="Normal"><text:span text:style-name="T219"><draw:custom-shape svg:x="0.04722in" svg:y="0.07917in" svg:width="0.17431in" svg:height="0.17431in" draw:z-index="251681280" draw:id="id54" draw:style-name="a54" draw:name="Rectangle 79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220">
          <table:table-cell table:style-name="TableCell221">
            <text:p text:style-name="Normal">Contributed to personal or professional development</text:p>
          </table:table-cell>
          <table:table-cell table:style-name="TableCell222">
            <text:p text:style-name="Normal"><text:span text:style-name="T223"><draw:custom-shape svg:x="0.04722in" svg:y="0.09097in" svg:width="0.17431in" svg:height="0.17431in" draw:z-index="251674112" draw:id="id55" draw:style-name="a55" draw:name="Rectangle 7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224">
            <text:p text:style-name="Normal"><text:span text:style-name="T225"><draw:custom-shape svg:x="0.04722in" svg:y="0.09097in" svg:width="0.17431in" svg:height="0.17431in" draw:z-index="251682304" draw:id="id56" draw:style-name="a56" draw:name="Rectangle 80" text:anchor-type="paragraph"><svg:title/><svg:desc/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226">
          <table:table-cell table:style-name="TableCell227">
            <text:p text:style-name="Normal">None of the above</text:p>
          </table:table-cell>
          <table:table-cell table:style-name="TableCell228">
            <text:p text:style-name="Normal"><text:span text:style-name="T229"><draw:custom-shape svg:x="0.04722in" svg:y="0.07986in" svg:width="0.17431in" svg:height="0.17431in" draw:z-index="251675136" draw:id="id57" draw:style-name="a57" draw:name="Rectangle 73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230">
            <text:p text:style-name="Normal"/>
          </table:table-cell>
        </table:table-row>
        <table:table-row table:style-name="TableRow231">
          <table:table-cell table:style-name="TableCell232" table:number-columns-spanned="3">
            <text:p text:style-name="Normal"/>
          </table:table-cell>
          <table:covered-table-cell/>
          <table:covered-table-cell/>
        </table:table-row>
        <text:soft-page-break/>
        <table:table-row table:style-name="TableRow233">
          <table:table-cell table:style-name="TableCell234" table:number-columns-spanned="3">
            <text:p text:style-name="P235">5. What is your main role?</text:p>
            <text:p text:style-name="Normal">If it is unclear which option your role fits into you can check the guidance (right click on the link and<text:s/>open in a new window or check online)<text:s/><text:a xlink:href="http://content.digital.nhs.uk/media/11198/Appendix-A-Staff-Group-Definitions-v40/pdf/Appendix_A_Staff_Group_Definitions_v4.0_Final.pdf" office:target-frame-name="_top" xlink:show="replace"><text:span text:style-name="T236">http://content.digital.nhs.uk/media/11198/Appendix-A-Staff-Group-D</text:span><text:span text:style-name="T237">efinitions-v40/pdf/Appendix_A_Staff_</text:span><text:bookmark-start text:name="_Hlt468952626"/><text:bookmark-start text:name="_Hlt468952627"/><text:bookmark-start text:name="_Hlt468952632"/><text:span text:style-name="T238">G</text:span><text:bookmark-end text:name="_Hlt468952626"/><text:bookmark-end text:name="_Hlt468952627"/><text:bookmark-end text:name="_Hlt468952632"/><text:span text:style-name="T239">roup_Definitions_v4.0_Final.pdf</text:span></text:a></text:p>
            <text:p text:style-name="Normal"/>
            <text:p text:style-name="Normal"/>
          </table:table-cell>
          <table:covered-table-cell/>
          <table:covered-table-cell/>
        </table:table-row>
        <table:table-row table:style-name="TableRow240">
          <table:table-cell table:style-name="TableCell241">
            <text:p text:style-name="Normal">Additional Clinical Services</text:p>
          </table:table-cell>
          <table:table-cell table:style-name="TableCell242" table:number-columns-spanned="2">
            <text:p text:style-name="Normal"><text:span text:style-name="T243"><draw:custom-shape svg:x="0.04722in" svg:y="0.06736in" svg:width="0.17431in" svg:height="0.17431in" draw:z-index="251683328" draw:id="id58" draw:style-name="a58" draw:name="Rectangle 90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244">
          <table:table-cell table:style-name="TableCell245">
            <text:p text:style-name="Normal">Administrative &amp; Clerical</text:p>
          </table:table-cell>
          <table:table-cell table:style-name="TableCell246" table:number-columns-spanned="2">
            <text:p text:style-name="Normal"><text:span text:style-name="T247"><draw:custom-shape svg:x="0.04722in" svg:y="0.07917in" svg:width="0.17431in" svg:height="0.17431in" draw:z-index="251684352" draw:id="id59" draw:style-name="a59" draw:name="Rectangle 91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248">
          <table:table-cell table:style-name="TableCell249">
            <text:p text:style-name="Normal">Allied Health Professionals</text:p>
          </table:table-cell>
          <table:table-cell table:style-name="TableCell250" table:number-columns-spanned="2">
            <text:p text:style-name="Normal"><text:span text:style-name="T251"><draw:custom-shape svg:x="0.04722in" svg:y="0.09097in" svg:width="0.17431in" svg:height="0.17431in" draw:z-index="251685376" draw:id="id60" draw:style-name="a60" draw:name="Rectangle 9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252">
          <table:table-cell table:style-name="TableCell253">
            <text:p text:style-name="Normal">Estates &amp; Ancillary</text:p>
          </table:table-cell>
          <table:table-cell table:style-name="TableCell254" table:number-columns-spanned="2">
            <text:p text:style-name="Normal"><text:span text:style-name="T255"><draw:custom-shape svg:x="0.04722in" svg:y="0.07986in" svg:width="0.17431in" svg:height="0.17431in" draw:z-index="251686400" draw:id="id61" draw:style-name="a61" draw:name="Rectangle 93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256">
          <table:table-cell table:style-name="TableCell257">
            <text:p text:style-name="Normal">Healthcare Scientists</text:p>
          </table:table-cell>
          <table:table-cell table:style-name="TableCell258" table:number-columns-spanned="2">
            <text:p text:style-name="Normal"><text:span text:style-name="T259"><draw:custom-shape svg:x="0.04722in" svg:y="0.06736in" svg:width="0.17431in" svg:height="0.17431in" draw:z-index="251687424" draw:id="id62" draw:style-name="a62" draw:name="Rectangle 94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260">
          <table:table-cell table:style-name="TableCell261">
            <text:p text:style-name="Normal">Medicine &amp; Dental</text:p>
          </table:table-cell>
          <table:table-cell table:style-name="TableCell262" table:number-columns-spanned="2">
            <text:p text:style-name="Normal"><text:span text:style-name="T263"><draw:custom-shape svg:x="0.04722in" svg:y="0.07917in" svg:width="0.17431in" svg:height="0.17431in" draw:z-index="251688448" draw:id="id63" draw:style-name="a63" draw:name="Rectangle 95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264">
          <table:table-cell table:style-name="TableCell265">
            <text:p text:style-name="Normal">Nursing &amp;<text:s/>Midwifery</text:p>
          </table:table-cell>
          <table:table-cell table:style-name="TableCell266" table:number-columns-spanned="2">
            <text:p text:style-name="Normal"><text:span text:style-name="T267"><draw:custom-shape svg:x="0.04722in" svg:y="0.09097in" svg:width="0.17431in" svg:height="0.17431in" draw:z-index="251689472" draw:id="id64" draw:style-name="a64" draw:name="Rectangle 96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268">
          <table:table-cell table:style-name="TableCell269">
            <text:p text:style-name="Normal">Scientific &amp; Technical</text:p>
          </table:table-cell>
          <table:table-cell table:style-name="TableCell270" table:number-columns-spanned="2">
            <text:p text:style-name="Normal"><text:span text:style-name="T271"><draw:custom-shape svg:x="0.04722in" svg:y="0.07986in" svg:width="0.17431in" svg:height="0.17431in" draw:z-index="251690496" draw:id="id65" draw:style-name="a65" draw:name="Rectangle 97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  <table:table-row table:style-name="TableRow272">
          <table:table-cell table:style-name="TableCell273">
            <text:p text:style-name="Normal">Students</text:p>
          </table:table-cell>
          <table:table-cell table:style-name="TableCell274" table:number-columns-spanned="2">
            <text:p text:style-name="Normal"><text:span text:style-name="T275"><draw:custom-shape svg:x="0.04722in" svg:y="0.06042in" svg:width="0.17431in" svg:height="0.17431in" draw:z-index="251691520" draw:id="id66" draw:style-name="a66" draw:name="Rectangle 98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>
      <style:text-properties fo:font-size="11pt" style:font-size-asian="11pt" style:font-size-complex="11pt"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>
      <style:text-properties fo:font-size="11pt" style:font-size-asian="11pt" style:font-size-complex="11pt" style:language-asian="en" style:country-asian="US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Knock, Douglas</meta:initial-creator>
    <dc:creator>Dominic Gilroy</dc:creator>
    <meta:creation-date>2022-04-21T09:28:00Z</meta:creation-date>
    <dc:date>2022-04-21T09:28:00Z</dc:date>
    <meta:template xlink:href="Normal" xlink:type="simple"/>
    <meta:editing-cycles>2</meta:editing-cycles>
    <meta:editing-duration>PT0S</meta:editing-duration>
    <meta:document-statistic meta:page-count="4" meta:paragraph-count="6" meta:word-count="449" meta:character-count="3005" meta:row-count="21" meta:non-whitespace-character-count="2562"/>
  </office:meta>
</office:document-meta>
</file>